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="Calibri"/>
    </style:style>
    <style:style style:name="P5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9" style:parent-style-name="Standard" style:family="paragraph">
      <style:text-properties style:font-name="Calibri" fo:font-weight="bold" style:font-weight-asian="bold" style:font-weight-complex="bold"/>
    </style:style>
    <style:style style:name="P10" style:parent-style-name="Standard" style:family="paragraph">
      <style:text-properties style:font-name="Calibri"/>
    </style:style>
    <style:style style:name="T11" style:parent-style-name="Fonteparág.padrão" style:family="text">
      <style:text-properties style:font-name="Calibri" fo:font-weight="bold" style:font-weight-asian="bold" style:font-weight-complex="bold"/>
    </style:style>
    <style:style style:name="T12" style:parent-style-name="Fonteparág.padrão" style:family="text">
      <style:text-properties style:font-name="Calibri"/>
    </style:style>
    <style:style style:name="T13" style:parent-style-name="Fonteparág.padrão" style:family="text">
      <style:text-properties style:font-name="Calibri"/>
    </style:style>
    <style:style style:name="P14" style:parent-style-name="Standard" style:family="paragraph">
      <style:text-properties style:font-name="Calibri"/>
    </style:style>
    <style:style style:name="T15" style:parent-style-name="Fonteparág.padrão" style:family="text">
      <style:text-properties style:font-name="Calibri"/>
    </style:style>
    <style:style style:name="T16" style:parent-style-name="Fonteparág.padrão" style:family="text">
      <style:text-properties style:font-name="Calibri"/>
    </style:style>
    <style:style style:name="T17" style:parent-style-name="Ref.decomentário" style:family="text">
      <style:text-properties style:font-name-complex="Mangal"/>
    </style:style>
    <style:style style:name="T18" style:parent-style-name="Fonteparág.padrão" style:family="text">
      <style:text-properties style:font-name="Calibri"/>
    </style:style>
    <style:style style:name="P19" style:parent-style-name="Standard" style:family="paragraph">
      <style:text-properties style:font-name="Calibri"/>
    </style:style>
    <style:style style:name="T20" style:parent-style-name="Fonteparág.padrão" style:family="text">
      <style:text-properties style:font-name="Calibri"/>
    </style:style>
    <style:style style:name="T21" style:parent-style-name="Fonteparág.padrão" style:family="text">
      <style:text-properties style:font-name="Calibri"/>
    </style:style>
    <style:style style:name="T22" style:parent-style-name="Fonteparág.padrão" style:family="text">
      <style:text-properties style:font-name="Calibri"/>
    </style:style>
    <style:style style:name="T23" style:parent-style-name="Ref.decomentário" style:family="text">
      <style:text-properties style:font-name-complex="Mangal"/>
    </style:style>
    <style:style style:name="T24" style:parent-style-name="Fonteparág.padrão" style:family="text">
      <style:text-properties style:font-name="Calibri"/>
    </style:style>
    <style:style style:name="P25" style:parent-style-name="Standard" style:family="paragraph">
      <style:text-properties style:font-name="Calibri"/>
    </style:style>
    <style:style style:name="T26" style:parent-style-name="Fonteparág.padrão" style:family="text">
      <style:text-properties style:font-name="Calibri"/>
    </style:style>
    <style:style style:name="T27" style:parent-style-name="Fonteparág.padrão" style:family="text">
      <style:text-properties style:font-name="Calibri"/>
    </style:style>
    <style:style style:name="T28" style:parent-style-name="Ref.decomentário" style:family="text">
      <style:text-properties style:font-name-complex="Mangal"/>
    </style:style>
    <style:style style:name="T29" style:parent-style-name="Fonteparág.padrão" style:family="text">
      <style:text-properties style:font-name="Calibri"/>
    </style:style>
    <style:style style:name="P30" style:parent-style-name="Standard" style:family="paragraph">
      <style:text-properties style:font-name="Calibri"/>
    </style:style>
    <style:style style:name="P31" style:parent-style-name="Standard" style:family="paragraph">
      <style:text-properties style:font-name="Calibri"/>
    </style:style>
    <style:style style:name="P32" style:parent-style-name="Standard" style:family="paragraph">
      <style:text-properties style:font-name="Calibri"/>
    </style:style>
    <style:style style:name="P33" style:parent-style-name="Standard" style:family="paragraph">
      <style:text-properties style:font-name="Calibri"/>
    </style:style>
    <style:style style:name="P34" style:parent-style-name="Standard" style:family="paragraph">
      <style:text-properties style:font-name="Calibri" fo:font-weight="bold" style:font-weight-asian="bold" style:font-weight-complex="bold"/>
    </style:style>
    <style:style style:name="P35" style:parent-style-name="Standard" style:family="paragraph">
      <style:text-properties style:font-name="Calibri" fo:font-weight="bold" style:font-weight-asian="bold" style:font-weight-complex="bold"/>
    </style:style>
    <style:style style:name="P36" style:parent-style-name="Standard" style:family="paragraph">
      <style:text-properties style:font-name="Calibri"/>
    </style:style>
    <style:style style:name="P37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39" style:parent-style-name="Standard" style:family="paragraph">
      <style:paragraph-properties fo:text-align="center"/>
    </style:style>
    <style:style style:name="T40" style:parent-style-name="Fonteparág.padrão" style:family="text">
      <style:text-properties style:font-name="Calibri" fo:font-weight="bold" style:font-weight-asian="bold" style:font-weight-complex="bold"/>
    </style:style>
  </office:automatic-styles>
  <office:body>
    <office:text text:use-soft-page-breaks="true">
      <text:p text:style-name="P1">Faculdade Anhanguera</text:p>
      <text:p text:style-name="P2">Curso de ADS, período noturno</text:p>
      <text:p text:style-name="P3"><text:span text:style-name="T4">Carlos Roberto dos Santos Marques Ambrizi</text:span></text:p>
      <text:p text:style-name="P5"/>
      <text:p text:style-name="P6"/>
      <text:p text:style-name="P7">Projeto Integrado</text:p>
      <text:p text:style-name="P8"/>
      <text:p text:style-name="P9"/>
      <text:p text:style-name="P10"/>
      <text:p text:style-name="Standard"><text:span text:style-name="T11">Descrição do projeto:<text:s/></text:span><text:span text:style-name="T12">Fazer um website para o cliente Thiago dos<text:s/></text:span><text:span text:style-name="T13">Santos Gonçalves, detalhes exigidos pelo cliente:</text:span></text:p>
      <text:p text:style-name="P14"/>
      <text:p text:style-name="Standard"><text:span text:style-name="T15">° website deve conter página home com informações de boas vindas e layout personalizado<text:s/></text:span><text:span text:style-name="T16"><office:annotation office:name="0"><dc:creator>Edson Martin Feitosa</dc:creator><dc:date>2022-04-27T14:01:00</dc:date><text:p text:style-name="Textodecomentário">Que tipo de informação será colocada no site. Já tem um protótipo?</text:p></office:annotation>da</text:span><text:span text:style-name="T17"><office:annotation-end office:name="0"/></text:span><text:span text:style-name="T18"><text:s/>empresa.</text:span></text:p>
      <text:p text:style-name="P19"/>
      <text:p text:style-name="Standard"><text:span text:style-name="T20">° o cliente solicitou um banco de dados para salvar informações tanto de seus clientes quanto de<text:s/></text:span><text:span text:style-name="T21"><office:annotation office:name="1"><dc:creator>Edson Martin Feitosa</dc:creator><dc:date>2022-04-27T14:02:00</dc:date><text:p text:style-name="Textodecomentário">Quais informações devem ser salvas do cliente e dos prestadores de serviço?<text:s/></text:p><text:p text:style-name="Textodecomentário">Terá um processo ou algum tipo de autorização do cliente ou prestador para utilizar suas informações?</text:p></office:annotation>prestad</text:span><text:span text:style-name="T22">ores</text:span><text:span text:style-name="T23"><office:annotation-end office:name="1"/></text:span><text:span text:style-name="T24"><text:s/>de serviços.</text:span></text:p>
      <text:p text:style-name="P25"/>
      <text:p text:style-name="Standard"><text:span text:style-name="T26">° um portal de acesso para ver todas as informações de<text:s/></text:span><text:span text:style-name="T27"><office:annotation office:name="2"><dc:creator>Edson Martin Feitosa</dc:creator><dc:date>2022-04-27T14:00:00</dc:date><text:p text:style-name="Textodecomentário">Ficou muito vago esse ponto. Orçamento do que? Qual é o produto e/ou serviço ofertado pela empresa do Thiago</text:p></office:annotation>orçamentos</text:span><text:span text:style-name="T28"><office:annotation-end office:name="2"/></text:span><text:span text:style-name="T29">.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SOROCABA/SP</text:p>
      <text:p text:style-name="P38">2021</text:p>
      <text:p text:style-name="P39"><text:span text:style-name="T40">CARLOS AMBRIZ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son Martin Feitosa</dc:creator>
    <meta:creation-date>2021-09-14T12:52:00Z</meta:creation-date>
    <dc:date>2022-04-27T17:03:00Z</dc:date>
    <meta:template xlink:href="Normal.dotm" xlink:type="simple"/>
    <meta:editing-cycles>4</meta:editing-cycles>
    <meta:editing-duration>PT780S</meta:editing-duration>
    <meta:document-statistic meta:page-count="1" meta:paragraph-count="1" meta:word-count="88" meta:character-count="564" meta:row-count="3" meta:non-whitespace-character-count="477"/>
  </office:meta>
</office:document-meta>
</file>